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1ed94" officeooo:paragraph-rsid="0001ed94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9pt" officeooo:rsid="0001ed94" officeooo:paragraph-rsid="0001ed94" style:font-size-asian="9pt" style:font-size-complex="9pt"/>
    </style:style>
    <style:style style:name="P3" style:family="paragraph" style:parent-style-name="Standard">
      <style:text-properties style:font-name="Courier 10 Pitch" fo:font-size="14pt" fo:font-weight="bold" officeooo:rsid="0001ed94" officeooo:paragraph-rsid="0001ed9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1ed94"/>
    </style:style>
    <style:style style:name="P5" style:family="paragraph" style:parent-style-name="Standard">
      <style:paragraph-properties fo:text-align="start" style:justify-single-word="false"/>
      <style:text-properties officeooo:paragraph-rsid="0001ed94"/>
    </style:style>
    <style:style style:name="T1" style:family="text">
      <style:text-properties style:font-name="Courier 10 Pitch" fo:font-size="10pt" officeooo:rsid="0001ed94" style:font-size-asian="10pt" style:font-size-complex="10pt"/>
    </style:style>
    <style:style style:name="T2" style:family="text">
      <style:text-properties style:font-name="Courier 10 Pitch" fo:font-size="10pt" fo:font-weight="bold" officeooo:rsid="0001ed94" style:font-size-asian="10pt" style:font-weight-asian="bold" style:font-size-complex="10pt" style:font-weight-complex="bold"/>
    </style:style>
    <style:style style:name="T3" style:family="text">
      <style:text-properties style:font-name="Courier 10 Pitch" fo:font-size="12pt" fo:font-weight="bold" officeooo:rsid="0001ed94" style:font-size-asian="12pt" style:font-weight-asian="bold" style:font-size-complex="12pt" style:font-weight-complex="bold"/>
    </style:style>
    <style:style style:name="T4" style:family="text">
      <style:text-properties style:font-name="Courier 10 Pitch" fo:font-size="14pt" fo:font-weight="bold" officeooo:rsid="0001ed94" style:font-size-asian="14pt" style:font-weight-asian="bold" style:font-size-complex="14pt" style:font-weight-complex="bold"/>
    </style:style>
    <style:style style:name="T5" style:family="text">
      <style:text-properties style:font-name="Courier 10 Pitch" fo:font-size="16pt" fo:font-weight="bold" officeooo:rsid="0001ed94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NGE LOG: 22/06/2015 </text:p>
      <text:p text:style-name="P3">CAMBIOS:</text:p>
      <text:p text:style-name="P1"/>
      <text:p text:style-name="P5"><text:span text:style-name="T5">1)</text:span><text:span text:style-name="T1"> Se elimino el ruteo según el ámbito, ya que se arreglo con nacho trabajar en dos proyectos distintos, ahora en este proyecto queda solo el FRONT.</text:span></text:p>
      <text:p text:style-name="P1"/>
      <text:p text:style-name="P4"><text:span text:style-name="T5">2)</text:span><text:span text:style-name="T1"> Se crearon Validators para simplificar la validación de los datos al ejecutar acciones:</text:span></text:p>
      <text:p text:style-name="P4"/>
      <text:p text:style-name="P2">Los validadores funcionan de la siguiente manera:</text:p>
      <text:p text:style-name="P2"/>
      <text:p text:style-name="P2">Hay dos formas:</text:p>
      <text:p text:style-name="P2"/>
      <text:p text:style-name="P2">En un controller:</text:p>
      <text:p text:style-name="P2"/>
      <text:p text:style-name="P2">Si existe una acción que deseamos validar y la misma se llama acción y esta declarada en el controller de nombre AccionesController de la siguiente forma:</text:p>
      <text:p text:style-name="P2"/>
      <text:p text:style-name="P2">class AccionesController extends baseController{</text:p>
      <text:p text:style-name="P2"/>
      <text:p text:style-name="P2">...</text:p>
      <text:p text:style-name="P2"/>
      <text:p text:style-name="P2">public function accion(){...} </text:p>
      <text:p text:style-name="P2"/>
      <text:p text:style-name="P2">...</text:p>
      <text:p text:style-name="P2"/>
      <text:p text:style-name="P2">}</text:p>
      <text:p text:style-name="P2"/>
      <text:p text:style-name="P2">Entonces para validar dicha función solo hay que crear en el mismo controller otra función que tenga la siguiente estructura:</text:p>
      <text:p text:style-name="P2"/>
      <text:p text:style-name="P2">public function accionValidator(){</text:p>
      <text:p text:style-name="P2"><text:s text:c="2"/>$errores = array();</text:p>
      <text:p text:style-name="P2"><text:s text:c="4"/>//Valido todo y en caso de error agrego los mensajes al array</text:p>
      <text:p text:style-name="P2"><text:s text:c="2"/>return $errores;</text:p>
      <text:p text:style-name="P2">}</text:p>
      <text:p text:style-name="P2"/>
      <text:p text:style-name="P2">Este método valida los ingresos y retorna una lista de errores que se le pasan a la acción para que esta la maneje, por lo que si hay un validator </text:p>
      <text:p text:style-name="P2">se debe modificar la firma de la función de la acción para que quede de la siguiente forma:</text:p>
      <text:p text:style-name="P2"/>
      <text:p text:style-name="P2">public function accion($errores){...}</text:p>
      <text:p text:style-name="P2"/>
      <text:p text:style-name="P2">La variable que se le pasa a la acción va a ser la lista de errores validados por el validator, después la acción ve que hacer cuando existen errores.</text:p>
      <text:p text:style-name="P2"/>
      <text:p text:style-name="P2">La otra forma es un poco mas modular y es la siguiente:</text:p>
      <text:p text:style-name="P2"/>
      <text:p text:style-name="P2">Creamos un validator dentro de /controllers/validators con el mismo nombre del controller pero con terminación en Validator, entonces para el ejemplo anterior nos queda:</text:p>
      <text:p text:style-name="P2"/>
      <text:p text:style-name="P2">Una clase AccionesValidator dentro de la ruta mencionada, esta clase debe extender la clase abstracta Validator y debe contener los mismos métodos que en el controller (con el mismo nombre) pero </text:p>
      <text:p text:style-name="P2">siendo estos de la estructura como se muestra arriba, osea quedaría algo así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l controlador:</text:p>
      <text:p text:style-name="P2"/>
      <text:p text:style-name="P2">class AccionesController extends baseController{</text:p>
      <text:p text:style-name="P2"/>
      <text:p text:style-name="P2">...</text:p>
      <text:p text:style-name="P2"/>
      <text:p text:style-name="P2">public function accion($errores){...} </text:p>
      <text:p text:style-name="P2"/>
      <text:p text:style-name="P2">...</text:p>
      <text:p text:style-name="P2"/>
      <text:p text:style-name="P2">}</text:p>
      <text:p text:style-name="P2"/>
      <text:p text:style-name="P2">El validator:</text:p>
      <text:p text:style-name="P2"/>
      <text:p text:style-name="P2">class AccionesValidator extends Validator{</text:p>
      <text:p text:style-name="P2"/>
      <text:p text:style-name="P2">...</text:p>
      <text:p text:style-name="P2"/>
      <text:p text:style-name="P2">public function accion(){</text:p>
      <text:p text:style-name="P2"><text:s text:c="2"/>$errores = array();</text:p>
      <text:p text:style-name="P2"><text:s text:c="4"/>//Valido todo y en caso de error agrego los mensajes al array</text:p>
      <text:p text:style-name="P2"><text:s text:c="2"/>return $errores;</text:p>
      <text:p text:style-name="P2">}</text:p>
      <text:p text:style-name="P2"/>
      <text:p text:style-name="P2">...</text:p>
      <text:p text:style-name="P2"/>
      <text:p text:style-name="P2">}</text:p>
      <text:p text:style-name="P1"/>
      <text:p text:style-name="P1"/>
      <text:p text:style-name="P1"><text:span text:style-name="T7">3)</text:span> Se integro el esquema sql de diego al proyecto y se adapto la tabla de usuarios al mismo.</text:p>
      <text:p text:style-name="P1"/>
      <text:p text:style-name="P1"><text:span text:style-name="T7">4)</text:span> Se arreglaron detalles del ABM de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3:55:25.979268589</meta:creation-date>
    <dc:date>2015-06-23T00:04:18.412782860</dc:date>
    <meta:editing-duration>PT8M53S</meta:editing-duration>
    <meta:editing-cycles>1</meta:editing-cycles>
    <meta:document-statistic meta:table-count="0" meta:image-count="0" meta:object-count="0" meta:page-count="2" meta:paragraph-count="45" meta:word-count="364" meta:character-count="2212" meta:non-whitespace-character-count="1872"/>
    <meta:generator>LibreOffice/4.3.3.2$Linux_X86_64 LibreOffice_project/430m0$Build-2</meta:generator>
  </office:meta>
</office:document-meta>
</file>